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4.00pt" fo:font-weight="bold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24.00pt" fo:font-weight="bold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5.00pt" fo:font-weight="bold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top="10.00pt" fo:margin-bottom="6.00pt"/>
    </style:style>
    <style:style style:name="P2" style:family="paragraph">
      <style:paragraph-properties fo:line-height="100.00%" fo:text-align="center" fo:margin-top="10.00pt" fo:margin-bottom="6.00pt"/>
    </style:style>
    <style:style style:name="P3" style:family="paragraph">
      <style:paragraph-properties fo:line-height="120.00%" fo:text-align="center" fo:margin-bottom="7.00pt"/>
    </style:style>
    <style:style style:name="P4" style:family="paragraph">
      <style:paragraph-properties fo:line-height="100.00%" fo:text-align="left" fo:margin-top="10.00pt" fo:margin-bottom="6.00pt"/>
    </style:style>
    <style:style style:name="P5" style:family="paragraph">
      <style:paragraph-properties fo:line-height="120.00%" fo:text-align="left" fo:margin-bottom="7.00pt"/>
    </style:style>
    <style:style style:name="P6" style:family="paragraph">
      <style:paragraph-properties fo:line-height="100.00%" fo:text-align="left" fo:margin-top="10.00pt" fo:margin-bottom="6.00pt"/>
    </style:style>
    <style:style style:name="P7" style:family="paragraph">
      <style:paragraph-properties fo:line-height="120.00%" fo:text-align="left" fo:margin-bottom="7.00pt"/>
    </style:style>
    <style:style style:name="P8" style:family="paragraph">
      <style:paragraph-properties fo:line-height="100.00%" fo:text-align="left" fo:margin-top="10.00pt" fo:margin-bottom="6.00pt"/>
    </style:style>
    <style:style style:name="P9" style:family="paragraph">
      <style:paragraph-properties fo:line-height="120.00%" fo:text-align="left" fo:margin-bottom="7.00pt"/>
    </style:style>
    <text:list-style style:name="L10">
      <text:list-level-style-bullet text:level="1" text:bullet-char="•">
        <style:list-level-properties text:space-before="21.20pt" text:min-label-width="14.15pt"/>
        <style:text-properties fo:font-family="Symbol"/>
      </text:list-level-style-bullet>
    </text:list-style>
    <style:style style:name="P10" style:family="paragraph">
      <style:paragraph-properties fo:line-height="120.00%" fo:text-align="left" fo:margin-bottom="7.00pt"/>
    </style:style>
    <style:style style:name="P11" style:family="paragraph">
      <style:paragraph-properties fo:line-height="120.00%" fo:text-align="left" fo:margin-bottom="7.00pt"/>
    </style:style>
    <text:list-style style:name="L12">
      <text:list-level-style-bullet text:level="1" text:bullet-char="•">
        <style:list-level-properties text:space-before="18.00pt" text:min-label-width="14.15pt"/>
        <style:text-properties fo:font-family="Symbol"/>
      </text:list-level-style-bullet>
    </text:list-style>
    <style:style style:name="P12" style:family="paragraph">
      <style:paragraph-properties fo:line-height="120.00%" fo:text-align="left" fo:margin-left="3.85pt" fo:text-indent="-3.85pt" fo:margin-bottom="7.00pt"/>
    </style:style>
    <style:style style:name="P13" style:family="paragraph">
      <style:paragraph-properties fo:line-height="120.00%" fo:text-align="left" fo:margin-bottom="7.00pt"/>
    </style:style>
    <style:style style:name="P14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2"><text:span text:style-name="T2">Projekt zespo</text:span><text:span text:style-name="T3">łowy</text:span></text:p>
      <text:p text:style-name="P3"><text:span text:style-name="T4"/></text:p>
      <text:p text:style-name="P4"><text:span text:style-name="T5">Tytu</text:span><text:span text:style-name="T6">ł pracy: portal<text:s/></text:span><text:span text:style-name="T7">„</text:span><text:span text:style-name="T8">Fotograf</text:span><text:span text:style-name="T9">”</text:span><text:span text:style-name="T10"><text:s/>- strona zrzeszaj</text:span><text:span text:style-name="T11">ąca fotograf</text:span><text:span text:style-name="T12">ów i ich prace.</text:span></text:p>
      <text:p text:style-name="P5"><text:span text:style-name="T13"/></text:p>
      <text:p text:style-name="P5"><text:span text:style-name="T14">Wykonawcy: </text:span></text:p>
      <text:p text:style-name="P5"><text:span text:style-name="T15">Przemys</text:span><text:span text:style-name="T16">ław Tomasik, Damian Samsoniuk, Patryk Brzozowski, Ewa Gonera-Szwarc</text:span></text:p>
      <text:p text:style-name="P6"><text:span text:style-name="T17"/></text:p>
      <text:p text:style-name="P7"><text:span text:style-name="T17"/></text:p>
      <text:p text:style-name="P7"><text:span text:style-name="T17"/></text:p>
      <text:p text:style-name="P7"><text:span text:style-name="T17"/></text:p>
      <text:p text:style-name="P7"><text:span text:style-name="T17"/></text:p>
      <text:p text:style-name="P7"><text:span text:style-name="T17"/></text:p>
      <text:p text:style-name="P7"><text:span text:style-name="T17"/></text:p>
      <text:p text:style-name="P7"><text:span text:style-name="T17"/></text:p>
      <text:p text:style-name="P7"><text:span text:style-name="T17"/></text:p>
      <text:p text:style-name="P7"><text:span text:style-name="T17"/></text:p>
      <text:p text:style-name="P7"><text:span text:style-name="T17"/></text:p>
      <text:p text:style-name="P7"><text:span text:style-name="T17"/></text:p>
      <text:p text:style-name="P7"><text:span text:style-name="T17"/></text:p>
      <text:p text:style-name="P7"><text:span text:style-name="T17"/></text:p>
      <text:p text:style-name="P7"><text:span text:style-name="T17"/></text:p>
      <text:p text:style-name="P7"><text:span text:style-name="T17"/></text:p>
      <text:p text:style-name="P8"><text:span text:style-name="T18">wykonawca: Damian Samsoniuk</text:span></text:p>
      <text:p text:style-name="P8"><text:span text:style-name="T19"/></text:p>
      <text:p text:style-name="P8"><text:span text:style-name="T20">Modu</text:span><text:span text:style-name="T21">ły kt</text:span><text:span text:style-name="T22">óre napisa</text:span><text:span text:style-name="T23">łem:</text:span></text:p>
      <text:p text:style-name="P9"><text:span text:style-name="T24"/></text:p>
      <text:p text:style-name="P9"><text:span text:style-name="T24"/></text:p>
      <text:list text:style-name="L10">
        <text:list-item>
          <text:p text:style-name="P10"><text:span text:style-name="T25">Modu</text:span><text:span text:style-name="T26">ł logowania - panel w kt</text:span><text:span text:style-name="T27">órym wpisuje sie login oraz haslo, haslo jest szyfrowane za pomoca algorytmu md5 nastepnie porownywane z haslem pobranym z bazy danych. Po zalogowaniu tworzona jest sesja a w niej wszystkie dane wybranego uzytkownika i jest przekierowywany na strone glowna.</text:span></text:p>
        </text:list-item>
        <text:list-item>
          <text:p text:style-name="P10"><text:span text:style-name="T28">Modul rejestracji - panel formularzu posiada wszystkie dane np.login,haslo, miasto, ulice ... .Po wybraniu typu konta sa sprawdzane dane w bazie czy ju</text:span><text:span text:style-name="T29">ż nie istnieja (dotyczy loginu, emaila) a nastepnie tworzony insert uzytkownika a dodatkowo dla typu konta fotograf sa tworzone foldery na serwerze.</text:span></text:p>
        </text:list-item>
        <text:list-item>
          <text:p text:style-name="P10"><text:span text:style-name="T30">Modul wyswietlanej listy fotografow - wyswietlana jest lista wszystkich fotografow wraz ze stronicowaniem dodatkowo jezeli zostanie podane slowo-klucz z wyszukiwarki nazwisk zostanie wyswietlona tylko czesc fotografow z slowem-kluczowym w nazwisku. Dodatkowo jest wyszukiwarka ktora wyszukuje fotografow po nazwisku lub miescie.</text:span></text:p>
        </text:list-item>
        <text:list-item>
          <text:p text:style-name="P10"><text:span text:style-name="T30">Modul lista zamowien oraz usuwanie wybraych zamowien (usuwanie tylko dla fotografow) - lista zamowien wyswietlana dla obydwu typow kont z ta roznica, ze klient moze tylko wyswietli</text:span><text:span text:style-name="T31">ć informacje o zamowieniach pakiet</text:span><text:span text:style-name="T32">ów ktore wyslal do fotografa natomiast nie moze ich usuwa</text:span><text:span text:style-name="T33">ć ta mozliwosc ma tylko fotograf ktory dostal zamowienie. Zostala rozszerzona o dodatkowe opcje takie jak zmiana statusu, usuwanie, suma cen pakietow i odnosnik email oraz wyswietlana historia zamowien.</text:span></text:p>
        </text:list-item>
        <text:list-item>
          <text:p text:style-name="P10"><text:span text:style-name="T34">Modul zamowienia - jest to formularz wyswietlany tylko w profilu fotografa dodatkowo pobiera do niego pakiety tylko wybranego fotografa i moga byc wybierane dowoli wszystkie lub zaden. Dane z formularza sa przesylane na serwer (do tabeli: skladowe_zamowien, zamowienia).</text:span></text:p>
        </text:list-item>
        <text:list-item>
          <text:p text:style-name="P10"><text:span text:style-name="T34">Modul profil - pobiera dane z serwera i wyswietla opis, imie, nazwisko oraz pierwsze zdjecie z katalogu portfolio. </text:span></text:p>
        </text:list-item>
        <text:list-item>
          <text:p text:style-name="P10"><text:span text:style-name="T34">Modul zmiana danych personalnych - Formularz wraz z aktualizacja wybranych przez uzytkownika danych.</text:span></text:p>
        </text:list-item>
      </text:list>
      <text:p text:style-name="P11"><text:span text:style-name="T34"/></text:p>
      <text:p text:style-name="P11"><text:span text:style-name="T34"/></text:p>
      <text:p text:style-name="P11"><text:span text:style-name="T34"/></text:p>
      <text:p text:style-name="P11"><text:span text:style-name="T34"/></text:p>
      <text:p text:style-name="P11"><text:span text:style-name="T34"/></text:p>
      <text:p text:style-name="P11"><text:span text:style-name="T35">_____________________________</text:span></text:p>
      <text:p text:style-name="P11"><text:span text:style-name="T35">Ewa Gonera-Szwarc </text:span></text:p>
      <text:list text:style-name="L12">
        <text:list-item>
          <text:p text:style-name="P12"><text:span text:style-name="T35">Napisa</text:span><text:span text:style-name="T36">łam stronę w html-u 5 icss-ie, wykorzystując moduł Twitter Bootstrap do uzyskania responsywności oraz skrypt</text:span><text:span text:style-name="T37">ów JavaScript. </text:span></text:p>
        </text:list-item>
        <text:list-item>
          <text:p text:style-name="P12"><text:span text:style-name="T37">Strona g</text:span><text:span text:style-name="T38">ł</text:span><text:span text:style-name="T39">ówna - index zawiera modu</text:span><text:span text:style-name="T40">ł bootstrapowy - carousel, kt</text:span><text:span text:style-name="T41">óry s</text:span><text:span text:style-name="T42">łuży do wyświetlania slajd</text:span><text:span text:style-name="T43">ów zdj</text:span><text:span text:style-name="T44">ęć. Dostosowałam jego wielkość tak, aby zdjęcia zajmowały cały widoczny obszar strony. Zdjęcia zmieniają się wutomatycznie, ale można je r</text:span><text:span text:style-name="T45">ównie</text:span><text:span text:style-name="T46">ż klikać i przewijać w prawo i lewo. </text:span></text:p>
        </text:list-item>
        <text:list-item>
          <text:p text:style-name="P12"><text:span text:style-name="T46">Navbar, czyli g</text:span><text:span text:style-name="T47">órna belka, wy</text:span><text:span text:style-name="T48">świetla się na każdej podstronie. Panel logowania i zarządzania kontem zrobiłam w formie drop-downa. Po zalogowaniu, dropdown zamieniany jest na panel sterowania kontem, a po kliknięciu w guzik rejestracji wyskakuje okno typu popup. Do jego stworzenia wykorzystałam moduł bootstrapa - modal. </text:span></text:p>
        </text:list-item>
        <text:list-item>
          <text:p text:style-name="P12"><text:span text:style-name="T48">Stopkę strony zrobiłam statycznie, jako że wszystkie niezbędne linki znajdują się w navbarze. </text:span></text:p>
        </text:list-item>
        <text:list-item>
          <text:p text:style-name="P12"><text:span text:style-name="T48">Zrobiłam r</text:span><text:span text:style-name="T49">ównie</text:span><text:span text:style-name="T50">ż szablony formularzy, w tym wyszukiwarki w navbarze oraz na podstronie fotografowie. Wszystkie te komponenty utworzyłam przy pomocy styli css częściowo napisanych własnoręcznie a częściowo korzystając z zaimplementowanych już rozwiązań bootstrapowych. </text:span></text:p>
        </text:list-item>
        <text:list-item>
          <text:p text:style-name="P12"><text:span text:style-name="T50">Podstrona z listą fotograf</text:span><text:span text:style-name="T51">ów to grid zdj</text:span><text:span text:style-name="T52">ęć. Obrazy ładowane do gridu wystylizowałam tak, aby były przycinane do rozmiaru obejmującego je komponentu tak, aby siatka była r</text:span><text:span text:style-name="T53">ówna. Ma to znaczenie szczególnie w przypadku zdj</text:span><text:span text:style-name="T54">ęć pionowych, kt</text:span><text:span text:style-name="T55">óre bez przyci</text:span><text:span text:style-name="T56">ęcia zakł</text:span><text:span text:style-name="T57">óci</text:span><text:span text:style-name="T58">łyby porządek grida. Pod zdjęciami umieściłam najważniejsze informacje o fotografie, kt</text:span><text:span text:style-name="T59">óry je wykona</text:span><text:span text:style-name="T60">ł. Zar</text:span><text:span text:style-name="T61">ówno zdj</text:span><text:span text:style-name="T62">ęcia jak i ich podpisy są linkami prowadzącymi do profilu fotografa. </text:span></text:p>
        </text:list-item>
        <text:list-item>
          <text:p text:style-name="P12"><text:span text:style-name="T62">Zrobiłam szablon panelu fotografa, gdzie wyświetlane są podstawowe informacje o nim. Zrobiłam galerię zdjęć (tutaj już zdjęcia nie są przycinane do jednakowych wielkości). Po kliknięciu na wybrane zdjęcie, pojawia się kolejny modal połączony z carousel. Użytkownik może dzięki temu obejrzeć wszystkie zdjęcia fotografa, począwszy od tego, na kt</text:span><text:span text:style-name="T63">óre klikn</text:span><text:span text:style-name="T64">ął. Zaimplementowałam, aby modal uruchamiał się na g</text:span><text:span text:style-name="T65">órze strony oraz<text:s/></text:span><text:span text:style-name="T66">żeby ekran przesuwał się w to miejsce. Jest to ważne, ponieważ wyświetlenie modala dezaktywuje resztę strony i kiedy wyświetli się poza widocznym obszarem, nie da się do niego nawigować.<text:s text:c="2"/></text:span></text:p>
        </text:list-item>
        <text:list-item>
          <text:p text:style-name="P12"><text:span text:style-name="T66">Na tej podstronie umieściłam r</text:span><text:span text:style-name="T67">ównie</text:span><text:span text:style-name="T68">ż formularz kontaktowy oraz kalendarz google. </text:span></text:p>
        </text:list-item>
        <text:list-item>
          <text:p text:style-name="P12"><text:span text:style-name="T68">Na stronę kontakt wstawiłam mapę google z zaznaczoną lokalizacją firmy (t.j. ponieważ ona naprawdę nie istnieje - lokalizacją UG), wpisałam adres siedziby i umieściłam formularz kontaktowy. </text:span></text:p>
        </text:list-item>
        <text:list-item>
          <text:p text:style-name="P12"><text:span text:style-name="T68">Do szablonu strony z zam</text:span><text:span text:style-name="T69">ówieniami / archiwum zamówie</text:span><text:span text:style-name="T70">ń wykorzystałam standardowe tabele html oraz guziki i lebele - komponenty bootstrapa. Lebele mają r</text:span><text:span text:style-name="T71">ó</text:span><text:span text:style-name="T72">żne kolory w zależności od statusu. Użytkownicy mają do dyspozycji dwa guziki: usuń i zaktualizuj status. Po kliknięciu w aktualizację wyświetla się modal z możliwościami wyboru nowego statusu, a po kliknięciu w usuń wyskakuje r</text:span><text:span text:style-name="T73">ównie</text:span><text:span text:style-name="T74">ż modal z prośbą o potwierdzenie akcji. </text:span></text:p>
        </text:list-item>
        <text:list-item>
          <text:p text:style-name="P12"><text:span text:style-name="T74">Zrobiłam prosty formularz zmiany danych osobowych dostępny po kliknięciu w link na dropdownie do zarządzania kontem. </text:span></text:p>
        </text:list-item>
      </text:list>
      <text:p text:style-name="P13"><text:span text:style-name="T74"><text:s/></text:span></text:p>
      <text:p text:style-name="P13"><text:span text:style-name="T74">Moim zadaniem było zrobienie witryny od strony wizualnej w html-u 5 i css-ie i uważam, że z tego zadania wywiązałam się w pełni. Strona jest czytelna, przejrzysta i łatwa w obsłudze.<text:s/></text:span><text:span text:style-name="T75"/></text:p>
      <text:p text:style-name="P14"><text:span text:style-name="T7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